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break-before="auto" fo:break-after="auto"/>
    </style:style>
    <style:style style:name="P3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T1" style:family="text">
      <style:text-properties style:font-name="Courier New" fo:font-size="12pt" fo:font-weight="bold" fo:background-color="#ffff99" loext:char-shading-value="0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ff33ff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6600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fo:color="#ffffff" style:font-name="Courier New" fo:font-size="12pt" fo:font-weight="bold" fo:background-color="#9900ff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fo:color="#ffffff" style:font-name="Times New Roman" fo:font-size="16pt" fo:background-color="#9900ff" loext:char-shading-value="0" style:font-name-asian="Times New Roman1" style:font-size-asian="16pt" style:font-name-complex="Times New Roman1" style:font-size-complex="16pt"/>
    </style:style>
    <style:style style:name="T7" style:family="text">
      <style:text-properties fo:color="#ffffff"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background-color="#ffff99" loext:char-shading-value="0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background-color="#ff6600" loext:char-shading-value="0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12" style:family="text">
      <style:text-properties style:font-name="Times New Roman" fo:font-size="16pt" fo:background-color="#ff33ff" loext:char-shading-value="0" style:font-name-asian="Times New Roman1" style:font-size-asian="16pt" style:font-name-complex="Times New Roman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5 00</text:span><text:span text:style-name="T2"> </text:span><text:span text:style-name="T3">05 10 32 00 06 03 03 06 00 00</text:span><text:span text:style-name="T2"> 03 03 </text:span><text:span text:style-name="T4">E0 00</text:span></text:p>
      <text:p text:style-name="P1"><text:span text:style-name="T2">00 00 80 3F 03 03 </text:span><text:span text:style-name="T4">E1 00</text:span><text:span text:style-name="T2"> 00 00 80 3F 04 02 </text:span><text:span text:style-name="T4">E2 00</text:span></text:p>
      <text:p text:style-name="P1"><text:span text:style-name="T2">00 00 80 3F 05 02 </text:span><text:span text:style-name="T4">E3 00</text:span><text:span text:style-name="T2"> 00 00 80 3F 06 01 </text:span><text:span text:style-name="T4">E4 00</text:span></text:p>
      <text:p text:style-name="P1"><text:span text:style-name="T2">00 00 80 3F 03 04 </text:span><text:span text:style-name="T4">E1 00</text:span><text:span text:style-name="T2"> 00 00 80 3F 04 04 </text:span><text:span text:style-name="T4">E2 00</text:span></text:p>
      <text:p text:style-name="P1"><text:span text:style-name="T2">00 00 80 3F 05 04 </text:span><text:span text:style-name="T4">E3 00</text:span><text:span text:style-name="T2"> 00 00 80 3F 06 03 </text:span><text:span text:style-name="T4">E4 00</text:span></text:p>
      <text:p text:style-name="P1"><text:span text:style-name="T2">00 00 80 3F 06 0B </text:span><text:span text:style-name="T4">08 01</text:span><text:span text:style-name="T2"> 00 00 80 3F 06 </text:span><text:span text:style-name="T5">14</text:span><text:span text:style-name="T2"> 00 </text:span><text:span text:style-name="T5">86</text:span></text:p>
      <text:p text:style-name="P4"/>
      <text:p text:style-name="P3"><text:span text:style-name="T8">Area ID</text:span><text:span text:style-name="T9">: Individual Ids currently unknown.</text:span></text:p>
      <text:p text:style-name="P3"><text:span text:style-name="T10">Enemy ID</text:span><text:span text:style-name="T9">: See </text:span><text:span text:style-name="T11">enemy_indices.txt</text:span><text:span text:style-name="T9">.</text:span></text:p>
      <text:p text:style-name="P3"><text:span text:style-name="T12">Seemingly has to do with where the location appears in the Defeated Monster List?</text:span></text:p>
      <text:p text:style-name="P3"><text:span text:style-name="T6">Enemy troop ID</text:span><text:span text:style-name="T7">:</text:span><text:span text:style-name="T9"> (see </text:span><text:span text:style-name="T11">troops.txt</text:span><text:span text:style-name="T9">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25" meta:character-count="469" meta:non-whitespace-character-count="354"/>
    <meta:generator>LibreOfficeDev/6.0.5.2$Linux_X86_64 LibreOffice_project/</meta:generator>
  </office:meta>
</office:document-meta>
</file>